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7bc6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draw:fill="solid" draw:fill-color="#ffde59" draw:opacity="20%" draw:textarea-horizontal-align="justify" draw:textarea-vertical-align="middle" draw:auto-grow-height="false" fo:min-height="3.36cm" fo:min-width="6.86cm" loext:decorative="false"/>
    </style:style>
    <style:style style:name="gr3" style:family="graphic" style:parent-style-name="standard">
      <style:graphic-properties draw:stroke="none" draw:fill="solid" draw:fill-color="#81aca6" draw:opacity="20%" draw:textarea-horizontal-align="justify" draw:textarea-vertical-align="middle" draw:auto-grow-height="false" fo:min-height="4.894cm" fo:min-width="6.444cm" loext:decorative="false"/>
    </style:style>
    <style:style style:name="gr4" style:family="graphic" style:parent-style-name="standard">
      <style:graphic-properties draw:stroke="none" draw:fill="solid" draw:fill-color="#ff972f" draw:opacity="20%" draw:textarea-horizontal-align="justify" draw:textarea-vertical-align="middle" draw:auto-grow-height="false" fo:min-height="5.39cm" fo:min-width="7.39cm" loext:decorative="false"/>
    </style:style>
    <style:style style:name="gr5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5.562cm" fo:min-width="3.562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ff6d6d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ff6d6d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ff6d6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2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1.603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1.336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color="#000000" svg:stroke-linecap="round" draw:fill="none" draw:fill-color="#ffffff" draw:textarea-vertical-align="middle" draw:auto-grow-height="false" draw:auto-grow-width="false" fo:min-height="0.051cm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808080" draw:marker-start-width="0.279cm" draw:marker-end-width="0.279cm" draw:fill-color="#ffffff" draw:opacity="9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77bc65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5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808080" draw:marker-start-width="0.252cm" draw:marker-end-width="0.252cm" draw:fill-color="#b2b2b2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35cm" svg:stroke-color="#77bc65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0.97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27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35cm" svg:stroke-color="#ff6d6d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035cm" svg:stroke-color="#77bc65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0.87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8e86ae" draw:opacity="20%" draw:textarea-horizontal-align="justify" draw:textarea-vertical-align="middle" draw:auto-grow-height="false" fo:min-height="3.36cm" fo:min-width="6.61cm" loext:decorative="false"/>
    </style:style>
    <style:style style:name="gr33" style:family="graphic" style:parent-style-name="objectwithoutfill">
      <style:graphic-properties svg:stroke-width="0.035cm" svg:stroke-color="#ff6d6d" draw:marker-start="Arrowheads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4" style:family="graphic" style:parent-style-name="objectwithoutfill">
      <style:graphic-properties svg:stroke-width="0.035cm" svg:stroke-color="#77bc65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798cm" fo:min-width="1.2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035cm" svg:stroke-color="#55308d" draw:marker-start-width="0.252cm" draw:marker-end-width="0.252cm" draw:fill-color="#8e86ae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239cm" loext:decorative="false"/>
      <style:paragraph-properties style:writing-mode="lr-tb"/>
    </style:style>
    <style:style style:name="gr39" style:family="graphic" style:parent-style-name="objectwithoutfill">
      <style:graphic-properties svg:stroke-width="0.035cm" svg:stroke-color="#77bc65" draw:marker-start="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svg:stroke-width="0.035cm" svg:stroke-color="#ffbf00" draw:marker-start-width="0.252cm" draw:marker-end-width="0.252cm" draw:fill-color="#ffde59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35cm" svg:stroke-color="#ffbf00" draw:marker-start-width="0.252cm" draw:marker-end-width="0.252cm" draw:fill-color="#ffde59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35cm" svg:stroke-color="#ffbf00" draw:marker-start-width="0.252cm" draw:marker-end-width="0.252cm" draw:fill="solid" draw:fill-color="#ffde59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="Arrowheads_20_4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7cm" loext:decorative="false"/>
      <style:paragraph-properties style:writing-mode="lr-tb"/>
    </style:style>
    <style:style style:name="gr45" style:family="graphic">
      <style:graphic-properties style:writing-mode="lr-tb" loext:decorative="false"/>
    </style:style>
    <style:style style:name="gr46" style:family="graphic" style:parent-style-name="standard">
      <style:graphic-properties svg:stroke-width="0.035cm" svg:stroke-color="#ff6d6d" draw:marker-start-width="0.252cm" draw:marker-end-width="0.252cm" draw:fill="solid" draw:fill-color="#ff6d6d" loext:fill-use-slide-background="false" draw:opacity="30%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47" style:family="graphic" style:parent-style-name="objectwithoutfill">
      <style:graphic-properties svg:stroke-width="0.028cm" svg:stroke-color="#ff6d6d" draw:marker-start-width="0.242cm" draw:marker-end-width="0.242cm" draw:fill="solid" draw:fill-color="#ff6d6d" loext:fill-use-slide-background="false" draw:opacity="30%" draw:textarea-vertical-align="middle" fo:padding-top="0.139cm" fo:padding-bottom="0.139cm" fo:padding-left="0.264cm" fo:padding-right="0.264cm" loext:decorative="false"/>
    </style:style>
    <style:style style:name="gr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477cm" loext:decorative="false"/>
      <style:paragraph-properties style:writing-mode="lr-tb"/>
    </style:style>
    <style:style style:name="gr49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0.216cm" fo:padding-top="0.1cm" fo:padding-bottom="0.1cm" fo:padding-left="0.17cm" fo:padding-right="0.17cm" loext:decorative="false"/>
      <style:paragraph-properties style:writing-mode="lr-tb"/>
    </style:style>
    <style:style style:name="gr50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728cm" fo:min-width="1.242cm" fo:padding-top="0.151cm" fo:padding-bottom="0.151cm" fo:padding-left="0.276cm" fo:padding-right="0.276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6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de59" draw:opacity="20%"/>
      <style:paragraph-properties fo:text-align="center"/>
    </style:style>
    <style:style style:name="P3" style:family="paragraph">
      <loext:graphic-properties draw:fill="solid" draw:fill-color="#81aca6" draw:opacity="20%"/>
      <style:paragraph-properties fo:text-align="center"/>
    </style:style>
    <style:style style:name="P4" style:family="paragraph">
      <loext:graphic-properties draw:fill="solid" draw:fill-color="#ff972f" draw:opacity="20%"/>
      <style:paragraph-properties fo:text-align="center"/>
    </style:style>
    <style:style style:name="P5" style:family="paragraph">
      <loext:graphic-properties draw:fill="solid" draw:fill-color="#b2b2b2" draw:opacity="20%"/>
      <style:paragraph-properties fo:text-align="center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solid" draw:fill-color="#cccccc" draw:opacity="30%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333333" loext:opacity="100%"/>
    </style:style>
    <style:style style:name="P12" style:family="paragraph">
      <loext:graphic-properties draw:fill="none" draw:fill-color="#ffffff"/>
      <style:text-properties fo:color="#333333" loext:opacity="100%" style:font-name="Liberation Sans Narrow" fo:font-size="8pt" style:font-size-asian="8pt" style:font-size-complex="8pt"/>
    </style:style>
    <style:style style:name="P13" style:family="paragraph">
      <loext:graphic-properties draw:fill="none" draw:fill-color="#ffffff"/>
      <style:text-properties fo:color="#333333" loext:opacity="100%" style:font-name="Liberation Sans Narrow"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6" style:family="paragraph">
      <loext:graphic-properties draw:fill-color="#ffffff" draw:opacity="9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17" style:family="paragraph">
      <style:paragraph-properties fo:text-align="center"/>
      <style:text-properties fo:color="#333333" loext:opacity="100%"/>
    </style:style>
    <style:style style:name="P18" style:family="paragraph">
      <loext:graphic-properties draw:fill="none" draw:fill-color="#ffffff"/>
      <style:paragraph-properties fo:text-align="center"/>
      <style:text-properties fo:color="#333333" loext:opacity="100%" fo:font-size="6pt" fo:font-style="italic" style:font-size-asian="6pt" style:font-style-asian="italic" style:font-size-complex="6pt" style:font-style-complex="italic"/>
    </style:style>
    <style:style style:name="P19" style:family="paragraph">
      <style:paragraph-properties fo:text-align="center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20" style:family="paragraph">
      <loext:graphic-properties draw:fill-color="#81aca6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21" style:family="paragraph">
      <loext:graphic-properties draw:fill="none" draw:fill-color="#ffffff"/>
      <style:paragraph-properties fo:text-align="center"/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ffffff" draw:opacity="7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23" style:family="paragraph">
      <style:paragraph-properties fo:text-align="center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4" style:family="paragraph">
      <loext:graphic-properties draw:fill-color="#81aca6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5" style:family="paragraph">
      <loext:graphic-properties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6" style:family="paragraph">
      <loext:graphic-properties draw:fill="solid"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7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28" style:family="paragraph">
      <loext:graphic-properties draw:fill-color="#ffffff" draw:opacity="7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9" style:family="paragraph">
      <loext:graphic-properties draw:fill-color="#ffffff" draw:opacity="9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30" style:family="paragraph">
      <loext:graphic-properties draw:fill-color="#ff972f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31" style:family="paragraph">
      <loext:graphic-properties draw:fill-color="#ff972f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32" style:family="paragraph">
      <style:paragraph-properties fo:text-align="center"/>
      <style:text-properties fo:color="#000000" loext:opacity="100%" fo:font-size="8pt" style:font-size-asian="12pt" style:font-size-complex="12pt"/>
    </style:style>
    <style:style style:name="P33" style:family="paragraph">
      <loext:graphic-properties draw:fill-color="#ffffff" draw:opacity="30%"/>
      <style:paragraph-properties fo:text-align="center" style:writing-mode="lr-tb"/>
      <style:text-properties fo:color="#000000" loext:opacity="100%" fo:font-size="8pt" style:font-size-asian="12pt" style:font-size-complex="12pt"/>
    </style:style>
    <style:style style:name="P34" style:family="paragraph">
      <loext:graphic-properties draw:fill-color="#ffffff" draw:opacity="3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35" style:family="paragraph">
      <loext:graphic-properties draw:fill="solid" draw:fill-color="#8e86ae" draw:opacity="20%"/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margin-top="0.42cm" fo:margin-bottom="0.35cm" fo:text-align="center"/>
      <style:text-properties fo:color="#000000" loext:opacity="100%" fo:font-size="6.5pt" style:font-size-asian="6.5pt" style:font-size-complex="6.5pt"/>
    </style:style>
    <style:style style:name="P38" style:family="paragraph">
      <loext:graphic-properties draw:fill-color="#ffffff" draw:opacity="70%"/>
      <style:paragraph-properties fo:margin-top="0.42cm" fo:margin-bottom="0.35cm" fo:text-align="center" style:writing-mode="lr-tb"/>
      <style:text-properties fo:color="#000000" loext:opacity="100%" fo:font-size="6.5pt" style:font-size-asian="6.5pt" style:font-size-complex="6.5pt"/>
    </style:style>
    <style:style style:name="P39" style:family="paragraph">
      <style:paragraph-properties fo:margin-top="0.42cm" fo:margin-bottom="0.35cm" fo:text-align="center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40" style:family="paragraph">
      <loext:graphic-properties draw:fill-color="#8e86ae" draw:opacity="30%"/>
      <style:paragraph-properties fo:margin-top="0.42cm" fo:margin-bottom="0.35cm" fo:text-align="center" style:writing-mode="lr-tb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41" style:family="paragraph">
      <style:paragraph-properties fo:text-align="center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2" style:family="paragraph">
      <loext:graphic-properties draw:fill-color="#8e86ae" draw:opacity="30%"/>
      <style:paragraph-properties fo:text-align="center" style:writing-mode="lr-tb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3" style:family="paragraph">
      <loext:graphic-properties draw:fill="solid" draw:fill-color="#cccccc" draw:opacity="30%"/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fo:color="#000000" loext:opacity="100%" fo:font-size="6pt" style:font-size-asian="6pt" style:font-size-complex="6pt"/>
    </style:style>
    <style:style style:name="P45" style:family="paragraph">
      <style:paragraph-properties fo:text-align="center"/>
      <style:text-properties fo:color="#ffbf00" loext:opacity="100%"/>
    </style:style>
    <style:style style:name="P46" style:family="paragraph">
      <loext:graphic-properties draw:fill="none" draw:fill-color="#ffffff"/>
      <style:paragraph-properties fo:text-align="center"/>
      <style:text-properties fo:color="#ffbf00" loext:opacity="100%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-color="#ffde59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48" style:family="paragraph">
      <loext:graphic-properties draw:fill-color="#ffde59" draw:opacity="30%"/>
      <style:paragraph-properties fo:text-align="center" style:writing-mode="lr-tb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9" style:family="paragraph">
      <loext:graphic-properties draw:fill="solid" draw:fill-color="#ffde59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50" style:family="paragraph">
      <style:paragraph-properties fo:text-align="center"/>
      <style:text-properties fo:font-size="5pt" style:font-size-asian="5pt" style:font-size-complex="5pt"/>
    </style:style>
    <style:style style:name="P51" style:family="paragraph">
      <loext:graphic-properties draw:fill="none" draw:fill-color="#ffffff"/>
      <style:paragraph-properties fo:text-align="center"/>
      <style:text-properties fo:color="#ff6d6d" loext:opacity="100%" fo:font-size="5pt" style:font-size-asian="5pt" style:font-size-complex="5pt"/>
    </style:style>
    <style:style style:name="P52" style:family="paragraph">
      <loext:graphic-properties draw:fill="solid" draw:fill-color="#ff6d6d" draw:opacity="30%"/>
      <style:paragraph-properties fo:text-align="center"/>
    </style:style>
    <style:style style:name="P53" style:family="paragraph">
      <style:paragraph-properties fo:text-align="start"/>
      <style:text-properties fo:color="#000000" loext:opacity="100%" fo:font-size="5pt" fo:font-style="italic" style:font-size-asian="5pt" style:font-style-asian="italic" style:font-size-complex="5pt" style:font-style-complex="italic"/>
    </style:style>
    <style:style style:name="P54" style:family="paragraph">
      <loext:graphic-properties draw:fill="none" draw:fill-color="#ffffff"/>
      <style:paragraph-properties fo:text-align="start"/>
      <style:text-properties fo:color="#000000" loext:opacity="100%" fo:font-size="5pt" fo:font-style="italic" style:font-size-asian="5pt" style:font-style-asian="italic" style:font-size-complex="5pt" style:font-style-complex="italic"/>
    </style:style>
    <style:style style:name="P55" style:family="paragraph">
      <style:text-properties fo:color="#333333" loext:opacity="100%" fo:font-size="6pt" style:font-size-asian="6pt" style:font-size-complex="6pt"/>
    </style:style>
    <style:style style:name="P56" style:family="paragraph">
      <loext:graphic-properties draw:fill="none" draw:fill-color="#ffffff"/>
      <style:text-properties fo:color="#333333" loext:opacity="100%" style:font-name="Liberation Sans Narrow" fo:font-size="6pt" style:font-size-asian="6pt" style:font-size-complex="6pt"/>
    </style:style>
    <style:style style:name="P57" style:family="paragraph">
      <style:paragraph-properties fo:text-align="center"/>
      <style:text-properties fo:color="#000000" loext:opacity="100%" fo:font-size="6pt" style:font-size-asian="6pt" style:font-size-complex="6pt"/>
    </style:style>
    <style:style style:name="P58" style:family="paragraph">
      <loext:graphic-properties draw:fill-color="#ffffff" draw:opacity="30%"/>
      <style:paragraph-properties fo:text-align="center" style:writing-mode="lr-tb"/>
      <style:text-properties fo:color="#000000" loext:opacity="100%" fo:font-size="6pt" style:font-size-asian="6pt" style:font-size-complex="6pt"/>
    </style:style>
    <style:style style:name="P59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60" style:family="paragraph">
      <style:paragraph-properties fo:text-align="center"/>
      <style:text-properties fo:font-size="7pt" style:font-size-asian="7pt" style:font-size-complex="7pt"/>
    </style:style>
    <style:style style:name="P61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3333" loext:opacity="100%" style:font-name="Liberation Sans Narrow" fo:font-size="8pt" style:font-size-asian="8pt" style:font-size-complex="8pt"/>
    </style:style>
    <style:style style:name="T5" style:family="text">
      <style:text-properties fo:color="#333333" loext:opacity="100%" style:font-name="Liberation Sans Narrow"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loext:opacity="100%" fo:font-size="8pt" style:font-size-asian="8pt" style:font-size-complex="8pt"/>
    </style:style>
    <style:style style:name="T8" style:family="text">
      <style:text-properties fo:color="#333333" loext:opacity="100%" fo:font-size="6pt" fo:font-style="italic" style:font-size-asian="6pt" style:font-style-asian="italic" style:font-size-complex="6pt" style:font-style-complex="italic"/>
    </style:style>
    <style:style style:name="T9" style:family="text">
      <style:text-properties fo:color="#000000" loext:opacity="100%" fo:font-size="6pt" style:font-size-asian="6pt" style:font-size-complex="6pt"/>
    </style:style>
    <style:style style:name="T10" style:family="text">
      <style:text-properties style:text-position="0% 100%" fo:font-size="7pt" fo:font-style="italic" style:font-size-asian="7pt" style:font-style-asian="italic" style:font-size-complex="7pt" style:font-style-complex="italic"/>
    </style:style>
    <style:style style:name="T11" style:family="text">
      <style:text-properties style:text-position="sub 58%" fo:font-size="7pt" fo:font-style="italic" style:font-size-asian="7pt" style:font-style-asian="italic" style:font-size-complex="7pt" style:font-style-complex="italic"/>
    </style:style>
    <style:style style:name="T12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style:text-position="0% 100%" fo:font-size="6pt" fo:font-style="italic" style:font-size-asian="6pt" style:font-style-asian="italic" style:font-size-complex="6pt" style:font-style-complex="italic"/>
    </style:style>
    <style:style style:name="T14" style:family="text">
      <style:text-properties fo:color="#000000" loext:opacity="100%" fo:font-size="7pt" style:font-size-asian="7pt" style:font-size-complex="7pt"/>
    </style:style>
    <style:style style:name="T15" style:family="text">
      <style:text-properties fo:color="#000000" loext:opacity="100%" style:text-position="sub 58%" fo:font-size="7pt" style:font-size-asian="7pt" style:font-size-complex="7pt"/>
    </style:style>
    <style:style style:name="T16" style:family="text">
      <style:text-properties style:text-position="sub 58%" fo:font-size="6pt" fo:font-style="italic" style:font-size-asian="6pt" style:font-style-asian="italic" style:font-size-complex="6pt" style:font-style-complex="italic"/>
    </style:style>
    <style:style style:name="T17" style:family="text">
      <style:text-properties fo:color="#000000" loext:opacity="100%" fo:font-size="8pt" style:font-size-asian="12pt" style:font-size-complex="12pt"/>
    </style:style>
    <style:style style:name="T18" style:family="text"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loext:opacity="100%" fo:font-size="6.5pt" style:font-size-asian="6.5pt" style:font-size-complex="6.5pt"/>
    </style:style>
    <style:style style:name="T20" style:family="text"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T21" style:family="text">
      <style:text-properties fo:color="#ffbf00" loext:opacity="100%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6d6d" loext:opacity="100%" fo:font-size="5pt" style:font-size-asian="5pt" style:font-size-complex="5pt"/>
    </style:style>
    <style:style style:name="T23" style:family="text">
      <style:text-properties fo:color="#000000" loext:opacity="100%" fo:font-size="5pt" fo:font-style="italic" style:font-size-asian="5pt" style:font-style-asian="italic" style:font-size-complex="5pt" style:font-style-complex="italic"/>
    </style:style>
    <style:style style:name="T24" style:family="text">
      <style:text-properties fo:color="#333333" loext:opacity="100%" style:font-name="Liberation Sans Narrow" fo:font-size="6pt" style:font-size-asian="6pt" style:font-size-complex="6pt"/>
    </style:style>
    <style:style style:name="T2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1.201cm" svg:y1="8.51cm" svg:x2="11.7cm" svg:y2="8.505cm" draw:start-shape="id1" draw:start-glue-point="10" draw:end-shape="id2" svg:d="M11201 8510l499-5" svg:viewBox="0 0 500 6">
          <text:p/>
        </draw:connector>
        <draw:connector draw:style-name="gr1" draw:text-style-name="P1" draw:layer="layout" draw:type="line" svg:x1="8.001cm" svg:y1="8.511cm" svg:x2="8.4cm" svg:y2="8.515cm" draw:start-shape="id3" draw:start-glue-point="10" draw:end-shape="id4" draw:end-glue-point="3" svg:d="M8001 8511l399 4" svg:viewBox="0 0 400 5">
          <text:p/>
        </draw:connector>
        <draw:custom-shape draw:style-name="gr2" draw:text-style-name="P2" draw:layer="layout" svg:width="7.75cm" svg:height="4cm" svg:x="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5cm" svg:height="5.7cm" svg:x="19.3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5cm" svg:height="6.25cm" svg:x="19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6.25cm" svg:x="14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5" draw:id="id5" draw:layer="layout" svg:width="0.6cm" svg:height="0.6cm" svg:x="0.2cm" svg:y="1.801cm">
          <text:p text:style-name="P6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0.8cm" svg:y1="2.101cm" svg:x2="1.5cm" svg:y2="2.101cm" draw:start-shape="id5" draw:start-glue-point="10" draw:end-shape="id6" draw:end-glue-point="3" svg:d="M800 2101h700" svg:viewBox="0 0 701 1">
          <text:p/>
        </draw:connector>
        <draw:connector draw:style-name="gr1" draw:text-style-name="P1" draw:layer="layout" draw:type="line" svg:x1="3.5cm" svg:y1="2.101cm" svg:x2="4.5cm" svg:y2="2.101cm" draw:end-shape="id7" draw:end-glue-point="3" svg:d="M3500 2101h1000" svg:viewBox="0 0 1001 1">
          <text:p/>
        </draw:connector>
        <draw:connector draw:style-name="gr8" draw:text-style-name="P1" draw:layer="layout" draw:type="line" svg:x1="16.2cm" svg:y1="2.301cm" svg:x2="19.45cm" svg:y2="3.201cm" draw:start-shape="id8" draw:start-glue-point="1" draw:end-shape="id9" draw:end-glue-point="3" svg:d="M16200 2301l3250 900" svg:viewBox="0 0 3251 901">
          <text:p/>
        </draw:connector>
        <draw:connector draw:style-name="gr9" draw:text-style-name="P1" draw:layer="layout" draw:type="line" svg:x1="19.45cm" svg:y1="3.201cm" svg:x2="18.2cm" svg:y2="3.801cm" draw:start-shape="id9" draw:start-glue-point="3" draw:end-shape="id10" draw:end-glue-point="1" svg:d="M19450 3201l-1250 600" svg:viewBox="0 0 1251 601">
          <text:p/>
        </draw:connector>
        <draw:connector draw:style-name="gr1" draw:text-style-name="P1" draw:layer="layout" draw:type="line" svg:x1="21.45cm" svg:y1="3.201cm" svg:x2="22.25cm" svg:y2="2.301cm" draw:start-shape="id9" draw:start-glue-point="1" draw:end-shape="id11" draw:end-glue-point="3" svg:d="M21450 3201l800-900" svg:viewBox="0 0 801 901">
          <text:p/>
        </draw:connector>
        <draw:connector draw:style-name="gr1" draw:text-style-name="P1" draw:layer="layout" draw:type="line" svg:x1="23.25cm" svg:y1="2.801cm" svg:x2="23.25cm" svg:y2="3.3cm" draw:start-shape="id11" draw:start-glue-point="2" draw:end-shape="id12" draw:end-glue-point="0" svg:d="M23250 2801v499" svg:viewBox="0 0 1 500">
          <text:p/>
        </draw:connector>
        <draw:connector draw:style-name="gr10" draw:text-style-name="P1" draw:layer="layout" draw:type="line" svg:x1="23.9cm" svg:y1="4.749cm" svg:x2="23.25cm" svg:y2="4.3cm" draw:start-shape="id13" draw:start-glue-point="3" draw:end-shape="id12" draw:end-glue-point="2" svg:d="M23900 4749l-650-449" svg:viewBox="0 0 651 450">
          <text:p/>
        </draw:connector>
        <draw:connector draw:style-name="gr10" draw:text-style-name="P1" draw:layer="layout" draw:type="line" svg:x1="25.35cm" svg:y1="2.3cm" svg:x2="24.25cm" svg:y2="2.301cm" draw:start-shape="id14" draw:start-glue-point="3" draw:end-shape="id11" draw:end-glue-point="1" svg:d="M25350 2300l-1100 1" svg:viewBox="0 0 1101 2">
          <text:p/>
        </draw:connector>
        <draw:connector draw:style-name="gr10" draw:text-style-name="P1" draw:layer="layout" draw:type="line" svg:x1="26.2cm" svg:y1="3.299cm" svg:x2="26.2cm" svg:y2="2.8cm" draw:start-shape="id15" draw:start-glue-point="0" draw:end-shape="id14" draw:end-glue-point="2" svg:d="M26200 3299v-499" svg:viewBox="0 0 1 500">
          <text:p/>
        </draw:connector>
        <draw:connector draw:style-name="gr10" draw:text-style-name="P1" draw:layer="layout" draw:type="line" svg:x1="26.2cm" svg:y1="4.949cm" svg:x2="26.2cm" svg:y2="4.299cm" draw:start-shape="id16" draw:start-glue-point="0" draw:end-shape="id15" draw:end-glue-point="2" svg:d="M26200 4949v-650" svg:viewBox="0 0 1 651">
          <text:p/>
        </draw:connector>
        <draw:frame draw:style-name="gr11" draw:text-style-name="P9" draw:layer="layout" svg:width="3.5cm" svg:height="0.645cm" svg:x="14.5cm" svg:y="0.451cm">
          <draw:text-box>
            <text:p text:style-name="P8"><text:span text:style-name="T2">Misc. </text:span><text:span text:style-name="T2">treatm</text:span><text:span text:style-name="T2">ent</text:span></text:p>
          </draw:text-box>
        </draw:frame>
        <draw:frame draw:style-name="gr11" draw:text-style-name="P10" draw:layer="layout" svg:width="8.5cm" svg:height="0.645cm" svg:x="19cm" svg:y="0.455cm">
          <draw:text-box>
            <text:p text:style-name="P8"><text:span text:style-name="T3">Scarific</text:span><text:span text:style-name="T3">ation</text:span></text:p>
          </draw:text-box>
        </draw:frame>
        <draw:frame draw:style-name="gr12" draw:text-style-name="P12" draw:layer="layout" svg:width="2.05cm" svg:height="1.887cm" svg:x="27cm" svg:y="9cm">
          <draw:text-box>
            <text:p text:style-name="P11"><text:span text:style-name="T4">&gt; Note: did </text:span><text:span text:style-name="T4">not use </text:span><text:span text:style-name="T4">concentration </text:span><text:span text:style-name="T4">as only </text:span><text:span text:style-name="T4">chemicalCor </text:span><text:span text:style-name="T4">was cleaned</text:span></text:p>
          </draw:text-box>
        </draw:frame>
        <draw:frame draw:style-name="gr13" draw:text-style-name="P13" draw:layer="layout" svg:width="2.25cm" svg:height="1.62cm" svg:x="0.552cm" svg:y="2.896cm">
          <draw:text-box>
            <text:p text:style-name="P11"><text:span text:style-name="T5">&gt; </text:span><text:span text:style-name="T5">N</text:span><text:span text:style-name="T5">ot</text:span><text:span text:style-name="T5">e: </text:span><text:span text:style-name="T5">c</text:span><text:span text:style-name="T5">hi</text:span><text:span text:style-name="T5">lli</text:span><text:span text:style-name="T5">n</text:span><text:span text:style-name="T5">g </text:span><text:span text:style-name="T5">tr</text:span><text:span text:style-name="T5">e</text:span><text:span text:style-name="T5">at</text:span><text:span text:style-name="T5">m</text:span><text:span text:style-name="T5">e</text:span><text:span text:style-name="T5">nt </text:span><text:span text:style-name="T5">c</text:span><text:span text:style-name="T5">o</text:span><text:span text:style-name="T5">rr</text:span><text:span text:style-name="T5">e</text:span><text:span text:style-name="T5">s</text:span><text:span text:style-name="T5">p</text:span><text:span text:style-name="T5">o</text:span><text:span text:style-name="T5">n</text:span><text:span text:style-name="T5">d </text:span><text:span text:style-name="T5">to </text:span><text:span text:style-name="T5">d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y </text:span><text:span text:style-name="T5">c</text:span><text:span text:style-name="T5">ol</text:span><text:span text:style-name="T5">u</text:span><text:span text:style-name="T5">m</text:span><text:span text:style-name="T5">n</text:span><text:span text:style-name="T5">s</text:span></text:p>
          </draw:text-box>
        </draw:frame>
        <draw:frame draw:style-name="gr14" draw:text-style-name="P14" xml:id="id13" draw:id="id13" draw:layer="layout" svg:width="1.25cm" svg:height="0.6cm" svg:x="23.9cm" svg:y="4.449cm">
          <draw:text-box>
            <text:p text:style-name="P8"><text:span text:style-name="T6">Nothing yet</text:span></text:p>
          </draw:text-box>
        </draw:frame>
        <draw:connector draw:style-name="gr1" draw:text-style-name="P1" draw:layer="layout" draw:type="line" svg:x1="15.2cm" svg:y1="2.801cm" svg:x2="15.195cm" svg:y2="3.301cm" draw:start-shape="id8" draw:start-glue-point="2" svg:d="M15200 2801l-5 500" svg:viewBox="0 0 6 501">
          <text:p/>
        </draw:connector>
        <draw:custom-shape draw:style-name="gr15" draw:text-style-name="P16" xml:id="id8" draw:id="id8" draw:layer="layout" svg:width="2cm" svg:height="1cm" svg:x="14.2cm" svg:y="1.801cm">
          <text:p text:style-name="P15"><text:span text:style-name="T7">Misc.</text:span></text:p>
          <text:p text:style-name="P15"><text:span text:style-name="T7">treatment?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6.2cm" svg:y1="3.801cm" svg:x2="16.5cm" svg:y2="3.801cm" draw:start-shape="id17" draw:start-glue-point="1" draw:end-shape="id10" svg:d="M16200 3801h300" svg:viewBox="0 0 301 1">
          <text:p/>
        </draw:connector>
        <draw:connector draw:style-name="gr1" draw:text-style-name="P1" draw:layer="layout" draw:type="line" svg:x1="6.5cm" svg:y1="2.101cm" svg:x2="7.3cm" svg:y2="3.101cm" draw:start-shape="id7" draw:start-glue-point="1" draw:end-shape="id18" draw:end-glue-point="3" svg:d="M6500 2101l800 1000" svg:viewBox="0 0 801 1001">
          <text:p/>
        </draw:connector>
        <draw:connector draw:style-name="gr16" draw:text-style-name="P1" draw:layer="layout" draw:type="line" svg:x1="13.05cm" svg:y1="3.1cm" svg:x2="14.2cm" svg:y2="2.301cm" draw:start-shape="id19" draw:start-glue-point="10" draw:end-shape="id8" draw:end-glue-point="3" svg:d="M13050 3100l1150-799" svg:viewBox="0 0 1151 800">
          <text:p/>
        </draw:connector>
        <draw:frame draw:style-name="gr17" draw:text-style-name="P18" draw:layer="layout" svg:width="2.5cm" svg:height="0.965cm" svg:x="7.05cm" svg:y="3.605cm">
          <draw:text-box>
            <text:p text:style-name="P17"><text:span text:style-name="T8">Only 2 flagged </text:span><text:span text:style-name="T8">right now: </text:span><text:span text:style-name="T8">osmotic stress </text:span><text:span text:style-name="T8">and salt stress</text:span></text:p>
          </draw:text-box>
        </draw:frame>
        <draw:custom-shape draw:style-name="gr15" draw:text-style-name="P16" xml:id="id22" draw:id="id22" draw:layer="layout" svg:width="2cm" svg:height="1cm" svg:x="22.25cm" svg:y="9cm">
          <text:p text:style-name="P15"><text:span text:style-name="T9">Non-problematic</text:span><text:span text:style-name="T7"><text:line-break/></text:span><text:span text:style-name="T7">chemical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.25cm" svg:y1="4.3cm" svg:x2="23.25cm" svg:y2="5.249cm" draw:start-shape="id12" draw:start-glue-point="2" draw:end-shape="id20" draw:end-glue-point="0" svg:d="M23250 4300v949" svg:viewBox="0 0 1 950">
          <text:p/>
        </draw:connector>
        <draw:connector draw:style-name="gr1" draw:text-style-name="P1" draw:layer="layout" draw:type="line" svg:x1="25.45cm" svg:y1="10.8cm" svg:x2="23.25cm" svg:y2="10cm" draw:start-shape="id21" draw:start-glue-point="0" draw:end-shape="id22" draw:end-glue-point="2" svg:d="M25450 10800l-2200-800" svg:viewBox="0 0 2201 801">
          <text:p/>
        </draw:connector>
        <draw:connector draw:style-name="gr1" draw:text-style-name="P1" draw:layer="layout" draw:type="line" svg:x1="24.45cm" svg:y1="11.3cm" svg:x2="24.05cm" svg:y2="11.3cm" draw:start-shape="id21" draw:start-glue-point="3" draw:end-shape="id23" draw:end-glue-point="1" svg:d="M24450 11300h-400" svg:viewBox="0 0 401 1">
          <text:p/>
        </draw:connector>
        <draw:custom-shape draw:style-name="gr18" draw:text-style-name="P20" xml:id="id24" draw:id="id24" draw:layer="layout" svg:width="2cm" svg:height="1cm" svg:x="19.65cm" svg:y="10.1cm">
          <text:p text:style-name="P19"><text:span text:style-name="T10">Keep only control/H</text:span><text:span text:style-name="T11">2</text:span><text:span text:style-name="T10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2.05cm" svg:y1="11.3cm" svg:x2="21.65cm" svg:y2="10.6cm" draw:start-shape="id23" draw:start-glue-point="3" draw:end-shape="id24" draw:end-glue-point="1" svg:d="M22050 11300l-400-700" svg:viewBox="0 0 401 701">
          <text:p/>
        </draw:connector>
        <draw:frame draw:style-name="gr11" draw:text-style-name="P21" draw:layer="layout" svg:width="7.452cm" svg:height="0.645cm" svg:x="19.348cm" svg:y="14.205cm">
          <draw:text-box>
            <text:p text:style-name="P8"><text:span text:style-name="T12">Chemica</text:span><text:span text:style-name="T12">l</text:span></text:p>
          </draw:text-box>
        </draw:frame>
        <draw:connector draw:style-name="gr10" draw:text-style-name="P1" draw:layer="layout" draw:type="line" svg:x1="21.6cm" svg:y1="11.95cm" svg:x2="22.05cm" svg:y2="11.3cm" draw:start-shape="id25" draw:end-shape="id23" draw:end-glue-point="3" svg:d="M21600 11950l450-650" svg:viewBox="0 0 451 651">
          <text:p/>
        </draw:connector>
        <draw:connector draw:style-name="gr10" draw:text-style-name="P1" draw:layer="layout" draw:type="line" svg:x1="25.45cm" svg:y1="12.8cm" svg:x2="25.45cm" svg:y2="11.8cm" draw:start-shape="id26" draw:start-glue-point="0" draw:end-shape="id21" draw:end-glue-point="2" svg:d="M25450 12800v-1000" svg:viewBox="0 0 1 1001">
          <text:p/>
        </draw:connector>
        <draw:custom-shape draw:style-name="gr19" draw:text-style-name="P22" xml:id="id21" draw:id="id21" draw:layer="layout" svg:width="2cm" svg:height="1cm" svg:x="24.45cm" svg:y="10.8cm">
          <text:p text:style-name="P15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xml:id="id26" draw:id="id26" draw:layer="layout" svg:width="1.8cm" svg:height="1cm" svg:x="24.55cm" svg:y="12.8cm">
          <text:p text:style-name="P23"><text:span text:style-name="T13">Choose chem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9.3cm" svg:y1="3.101cm" svg:x2="9.81cm" svg:y2="3.093cm" draw:start-shape="id18" draw:start-glue-point="1" draw:end-shape="id27" draw:end-glue-point="3" svg:d="M9300 3101l510-8" svg:viewBox="0 0 511 9">
          <text:p/>
        </draw:connector>
        <draw:custom-shape draw:style-name="gr21" draw:text-style-name="P25" xml:id="id10" draw:id="id10" draw:layer="layout" svg:width="1.7cm" svg:height="1cm" svg:x="16.5cm" svg:y="3.301cm">
          <text:p text:style-name="P23"><text:span text:style-name="T13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xml:id="id17" draw:id="id17" draw:layer="layout" svg:width="2cm" svg:height="1cm" svg:x="14.2cm" svg:y="3.301cm">
          <text:p text:style-name="P15"><text:span text:style-name="T7">Same n. of C/F treat.?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2cm" svg:y1="4.301cm" svg:x2="15.2cm" svg:y2="4.751cm" draw:start-shape="id17" draw:start-glue-point="2" draw:end-shape="id28" draw:end-glue-point="0" svg:d="M15200 4301v450" svg:viewBox="0 0 1 451">
          <text:p/>
        </draw:connector>
        <draw:connector draw:style-name="gr1" draw:text-style-name="P1" draw:layer="layout" draw:type="line" svg:x1="15.2cm" svg:y1="5.751cm" svg:x2="15.201cm" svg:y2="6.002cm" draw:start-shape="id28" draw:start-glue-point="2" draw:end-shape="id29" draw:end-glue-point="0" svg:d="M15200 5751l1 251" svg:viewBox="0 0 2 252">
          <text:p/>
        </draw:connector>
        <draw:connector draw:style-name="gr1" draw:text-style-name="P1" draw:layer="layout" draw:type="line" svg:x1="16.25cm" svg:y1="5.651cm" svg:x2="16.001cm" svg:y2="6.502cm" draw:start-shape="id30" draw:start-glue-point="3" draw:end-shape="id29" draw:end-glue-point="1" svg:d="M16250 5651l-249 851" svg:viewBox="0 0 250 852">
          <text:p/>
        </draw:connector>
        <draw:connector draw:style-name="gr22" draw:text-style-name="P1" draw:layer="layout" draw:type="line" svg:x1="19.45cm" svg:y1="3.201cm" svg:x2="18.25cm" svg:y2="5.651cm" draw:start-shape="id9" draw:start-glue-point="3" draw:end-shape="id30" draw:end-glue-point="1" svg:d="M19450 3201l-1200 2450" svg:viewBox="0 0 1201 2451">
          <text:p/>
        </draw:connector>
        <draw:custom-shape draw:style-name="gr23" draw:text-style-name="P26" xml:id="id29" draw:id="id29" draw:layer="layout" svg:width="1.6cm" svg:height="1cm" svg:x="14.401cm" svg:y="6.002cm">
          <text:p text:style-name="P23"><text:span text:style-name="T13">Then, if needed:</text:span></text:p>
          <text:p text:style-name="P23"><text:span text:style-name="T13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xml:id="id28" draw:id="id28" draw:layer="layout" svg:width="1.7cm" svg:height="1cm" svg:x="14.35cm" svg:y="4.751cm">
          <text:p text:style-name="P23"><text:span text:style-name="T13">Choose misc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6" xml:id="id30" draw:id="id30" draw:layer="layout" svg:width="2cm" svg:height="1cm" svg:x="16.25cm" svg:y="5.151cm">
          <text:p text:style-name="P23"><text:span text:style-name="T13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xml:id="id23" draw:id="id23" draw:layer="layout" svg:width="2cm" svg:height="1cm" svg:x="22.05cm" svg:y="10.8cm">
          <text:p text:style-name="P27"><text:span text:style-name="T14">Is there a control, or H</text:span><text:span text:style-name="T15">2</text:span><text:span text:style-name="T14">0?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xml:id="id25" draw:id="id25" draw:layer="layout" svg:width="1.9cm" svg:height="1cm" svg:x="19.7cm" svg:y="11.45cm">
          <text:p text:style-name="P23"><text:span text:style-name="T13">Choose chem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4" xml:id="id31" draw:id="id31" draw:layer="layout" svg:width="1.8cm" svg:height="1cm" svg:x="22.151cm" svg:y="12.801cm">
          <text:p text:style-name="P23"><text:span text:style-name="T13">Then, if needed: control or H</text:span><text:span text:style-name="T16">2</text:span><text:span text:style-name="T1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4" xml:id="id32" draw:id="id32" draw:layer="layout" svg:width="1.8cm" svg:height="1cm" svg:x="19.752cm" svg:y="12.802cm">
          <text:p text:style-name="P23"><text:span text:style-name="T13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3.951cm" svg:y1="13.301cm" svg:x2="24.55cm" svg:y2="13.3cm" draw:start-shape="id31" draw:start-glue-point="1" draw:end-shape="id26" draw:end-glue-point="3" svg:d="M23951 13301l599-1" svg:viewBox="0 0 600 2">
          <text:p/>
        </draw:connector>
        <draw:connector draw:style-name="gr10" draw:text-style-name="P1" draw:layer="layout" draw:type="line" svg:x1="21.552cm" svg:y1="13.302cm" svg:x2="22.151cm" svg:y2="13.301cm" draw:start-shape="id32" draw:start-glue-point="1" draw:end-shape="id31" draw:end-glue-point="3" svg:d="M21552 13302l599-1" svg:viewBox="0 0 600 2">
          <text:p/>
        </draw:connector>
        <draw:connector draw:style-name="gr26" draw:text-style-name="P1" draw:layer="layout" draw:type="line" svg:x1="23.25cm" svg:y1="9cm" svg:x2="26.2cm" svg:y2="5.949cm" draw:start-shape="id22" draw:start-glue-point="0" draw:end-shape="id16" draw:end-glue-point="2" svg:d="M23250 9000l2950-3051" svg:viewBox="0 0 2951 3052">
          <text:p/>
        </draw:connector>
        <draw:connector draw:style-name="gr26" draw:text-style-name="P1" draw:layer="layout" draw:type="line" svg:x1="23.25cm" svg:y1="9cm" svg:x2="20.45cm" svg:y2="3.701cm" draw:start-shape="id22" draw:start-glue-point="0" draw:end-shape="id9" draw:end-glue-point="2" svg:d="M23250 9000l-2800-5299" svg:viewBox="0 0 2801 5300">
          <text:p/>
        </draw:connector>
        <draw:connector draw:style-name="gr27" draw:text-style-name="P1" draw:layer="layout" draw:type="line" svg:x1="23.25cm" svg:y1="6.249cm" svg:x2="23.25cm" svg:y2="9cm" draw:start-shape="id20" draw:start-glue-point="2" draw:end-shape="id22" draw:end-glue-point="0" svg:d="M23250 6249v2751" svg:viewBox="0 0 1 2752">
          <text:p/>
        </draw:connector>
        <draw:custom-shape draw:style-name="gr15" draw:text-style-name="P29" xml:id="id12" draw:id="id12" draw:layer="layout" svg:width="2cm" svg:height="1cm" svg:x="22.25cm" svg:y="3.3cm">
          <text:p text:style-name="P27"><text:span text:style-name="T14">Only two scarif., one is control?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xml:id="id11" draw:id="id11" draw:layer="layout" svg:width="2cm" svg:height="1cm" svg:x="22.25cm" svg:y="1.801cm">
          <text:p text:style-name="P15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28" draw:text-style-name="P30" xml:id="id16" draw:id="id16" draw:layer="layout" svg:width="1.7cm" svg:height="1cm" svg:x="25.35cm" svg:y="4.949cm">
          <text:p text:style-name="P23"><text:span text:style-name="T13">Then, if needed: max. res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0" xml:id="id15" draw:id="id15" draw:layer="layout" svg:width="1.5cm" svg:height="1cm" svg:x="25.45cm" svg:y="3.299cm">
          <text:p text:style-name="P23"><text:span text:style-name="T13">Then, if needed:</text:span></text:p>
          <text:p text:style-name="P23"><text:span text:style-name="T13">sca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xml:id="id14" draw:id="id14" draw:layer="layout" svg:width="1.7cm" svg:height="1cm" svg:x="25.35cm" svg:y="1.8cm">
          <text:p text:style-name="P23"><text:span text:style-name="T13">Choose scarif. with max n. of C/F tre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xml:id="id9" draw:id="id9" draw:layer="layout" svg:width="2cm" svg:height="1cm" svg:x="19.45cm" svg:y="2.701cm">
          <text:p text:style-name="P15"><text:span text:style-name="T7">Several scarific. treat.?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20" draw:id="id20" draw:layer="layout" svg:width="1.8cm" svg:height="1cm" svg:x="22.35cm" svg:y="5.249cm">
          <text:p text:style-name="P19"><text:span text:style-name="T10">Keep only 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xml:id="id6" draw:id="id6" draw:layer="layout" svg:width="2cm" svg:height="1cm" svg:x="1.5cm" svg:y="1.601cm">
          <text:p text:style-name="P32"><text:span text:style-name="T17">Germ.</text:span></text:p>
          <text:p text:style-name="P32"><text:span text:style-name="T17">percent?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xml:id="id7" draw:id="id7" draw:layer="layout" svg:width="2cm" svg:height="1cm" svg:x="4.5cm" svg:y="1.601cm">
          <text:p text:style-name="P27"><text:span text:style-name="T14">No problematic chemical?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xml:id="id27" draw:id="id27" draw:layer="layout" svg:width="2cm" svg:height="1cm" svg:x="9.81cm" svg:y="2.593cm">
          <text:p text:style-name="P27"><text:span text:style-name="T14">No germ. temp.?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xml:id="id18" draw:id="id18" draw:layer="layout" svg:width="2cm" svg:height="1cm" svg:x="7.3cm" svg:y="2.601cm">
          <text:p text:style-name="P27"><text:span text:style-name="T14">No problematic misc. treat.?</text:span></text:p>
          <draw:enhanced-geometry svg:viewBox="0 0 21600 21600" draw:type="rectangle" draw:enhanced-path="M 0 0 L 21600 0 21600 21600 0 21600 0 0 Z N"/>
        </draw:custom-shape>
        <draw:custom-shape draw:style-name="gr32" draw:text-style-name="P35" draw:layer="layout" svg:width="7.5cm" svg:height="4cm" svg:x="11.0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draw:type="line" svg:x1="18cm" svg:y1="11.2cm" svg:x2="19.7cm" svg:y2="11.95cm" draw:start-shape="id33" draw:start-glue-point="1" draw:end-shape="id25" draw:end-glue-point="3" svg:d="M18000 11200l1700 750" svg:viewBox="0 0 1701 751">
          <text:p/>
        </draw:connector>
        <draw:connector draw:style-name="gr33" draw:text-style-name="P1" draw:layer="layout" draw:type="line" svg:x1="18cm" svg:y1="11.2cm" svg:x2="19.752cm" svg:y2="13.302cm" draw:start-shape="id33" draw:start-glue-point="1" draw:end-shape="id32" svg:d="M18000 11200l1752 2102" svg:viewBox="0 0 1753 2103">
          <text:p/>
        </draw:connector>
        <draw:connector draw:style-name="gr1" draw:text-style-name="P1" draw:layer="layout" draw:type="line" svg:x1="16.65cm" svg:y1="12.7cm" svg:x2="17.1cm" svg:y2="11.75cm" draw:start-shape="id34" draw:start-glue-point="1" draw:end-shape="id33" draw:end-glue-point="2" svg:d="M16650 12700l450-950" svg:viewBox="0 0 451 951">
          <text:p/>
        </draw:connector>
        <draw:connector draw:style-name="gr10" draw:text-style-name="P1" draw:layer="layout" draw:type="line" svg:x1="15.75cm" svg:y1="11.2cm" svg:x2="16.2cm" svg:y2="11.2cm" draw:start-shape="id35" draw:start-glue-point="1" draw:end-shape="id33" draw:end-glue-point="3" svg:d="M15750 11200h450" svg:viewBox="0 0 451 1">
          <text:p/>
        </draw:connector>
        <draw:connector draw:style-name="gr10" draw:text-style-name="P1" draw:layer="layout" draw:type="line" svg:x1="14.75cm" svg:y1="11.7cm" svg:x2="14.95cm" svg:y2="12.7cm" draw:start-shape="id35" draw:start-glue-point="2" draw:end-shape="id34" draw:end-glue-point="3" svg:d="M14750 11700l200 1000" svg:viewBox="0 0 201 1001">
          <text:p/>
        </draw:connector>
        <draw:connector draw:style-name="gr10" draw:text-style-name="P1" draw:layer="layout" draw:type="line" svg:x1="13.75cm" svg:y1="11.2cm" svg:x2="13.15cm" svg:y2="11.9cm" draw:start-shape="id35" draw:start-glue-point="3" draw:end-shape="id36" draw:end-glue-point="1" svg:d="M13750 11200l-600 700" svg:viewBox="0 0 601 701">
          <text:p/>
        </draw:connector>
        <draw:connector draw:style-name="gr1" draw:text-style-name="P1" draw:layer="layout" draw:type="line" svg:x1="13.75cm" svg:y1="11.2cm" svg:x2="13.15cm" svg:y2="10.65cm" draw:start-shape="id35" draw:start-glue-point="3" draw:end-shape="id37" draw:end-glue-point="1" svg:d="M13750 11200l-600-550" svg:viewBox="0 0 601 551">
          <text:p/>
        </draw:connector>
        <draw:frame draw:style-name="gr11" draw:text-style-name="P36" draw:layer="layout" svg:width="7.452cm" svg:height="0.645cm" svg:x="11cm" svg:y="13.655cm">
          <draw:text-box>
            <text:p text:style-name="P8"><text:span text:style-name="T18">Storage</text:span></text:p>
          </draw:text-box>
        </draw:frame>
        <draw:connector draw:style-name="gr34" draw:text-style-name="P1" draw:layer="layout" draw:type="line" svg:x1="18cm" svg:y1="11.2cm" svg:x2="19.65cm" svg:y2="10.6cm" draw:start-shape="id33" draw:start-glue-point="1" draw:end-shape="id24" draw:end-glue-point="3" svg:d="M18000 11200l1650-600" svg:viewBox="0 0 1651 601">
          <text:p/>
        </draw:connector>
        <draw:custom-shape draw:style-name="gr35" draw:text-style-name="P38" xml:id="id33" draw:id="id33" draw:layer="layout" svg:width="1.8cm" svg:height="1.1cm" svg:x="16.2cm" svg:y="10.65cm">
          <text:p text:style-name="P37"><text:span text:style-name="T19">Some stor. conditions qualify as chilling?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xml:id="id34" draw:id="id34" draw:layer="layout" svg:width="1.7cm" svg:height="1cm" svg:x="14.95cm" svg:y="12.2cm">
          <text:p text:style-name="P39"><text:span text:style-name="T20">Do not consider them as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xml:id="id35" draw:id="id35" draw:layer="layout" svg:width="2cm" svg:height="1cm" svg:x="13.75cm" svg:y="10.7cm">
          <text:p text:style-name="P15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36" draw:text-style-name="P42" xml:id="id36" draw:id="id36" draw:layer="layout" svg:width="1.7cm" svg:height="1cm" svg:x="11.45cm" svg:y="11.4cm">
          <text:p text:style-name="P41"><text:span text:style-name="T20">Choose stor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2" xml:id="id37" draw:id="id37" draw:layer="layout" svg:width="1.7cm" svg:height="1cm" svg:x="11.45cm" svg:y="10.15cm">
          <text:p text:style-name="P41"><text:span text:style-name="T20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line" svg:x1="9.9cm" svg:y1="10.65cm" svg:x2="11.45cm" svg:y2="10.65cm" draw:start-shape="id38" draw:start-glue-point="1" draw:end-shape="id37" draw:end-glue-point="3" svg:d="M9900 10650h1550" svg:viewBox="0 0 1551 1">
          <text:p/>
        </draw:connector>
        <draw:connector draw:style-name="gr33" draw:text-style-name="P1" draw:layer="layout" draw:type="line" svg:x1="9.9cm" svg:y1="10.65cm" svg:x2="11.45cm" svg:y2="11.9cm" draw:start-shape="id38" draw:start-glue-point="1" draw:end-shape="id36" draw:end-glue-point="3" svg:d="M9900 10650l1550 1250" svg:viewBox="0 0 1551 1251">
          <text:p/>
        </draw:connector>
        <draw:connector draw:style-name="gr1" draw:text-style-name="P1" draw:layer="layout" draw:type="line" svg:x1="11.81cm" svg:y1="3.093cm" svg:x2="12.45cm" svg:y2="3.1cm" draw:start-shape="id27" draw:start-glue-point="1" draw:end-shape="id19" draw:end-glue-point="6" svg:d="M11810 3093l640 7" svg:viewBox="0 0 641 8">
          <text:p/>
        </draw:connector>
        <draw:custom-shape draw:style-name="gr37" draw:text-style-name="P43" xml:id="id19" draw:id="id19" draw:layer="layout" svg:width="0.6cm" svg:height="0.6cm" svg:x="12.4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4" draw:layer="layout" svg:width="1cm" svg:height="0.5cm" svg:x="0cm" svg:y="1.4cm">
          <draw:text-box>
            <text:p text:style-name="P8"><text:span text:style-name="T9">703</text:span></text:p>
          </draw:text-box>
        </draw:frame>
        <draw:frame draw:style-name="gr38" draw:text-style-name="P44" draw:layer="layout" svg:width="1cm" svg:height="0.5cm" svg:x="12.25cm" svg:y="2.4cm">
          <draw:text-box>
            <text:p text:style-name="P8"><text:span text:style-name="T9">499</text:span></text:p>
          </draw:text-box>
        </draw:frame>
        <draw:connector draw:style-name="gr33" draw:text-style-name="P1" draw:layer="layout" draw:type="line" svg:x1="17.1cm" svg:y1="10.65cm" svg:x2="22.25cm" svg:y2="9.5cm" draw:start-shape="id33" draw:start-glue-point="0" draw:end-shape="id22" draw:end-glue-point="3" svg:d="M17100 10650l5150-1150" svg:viewBox="0 0 5151 1151">
          <text:p/>
        </draw:connector>
        <draw:connector draw:style-name="gr39" draw:text-style-name="P1" draw:layer="layout" draw:type="line" svg:x1="7.3cm" svg:y1="10.65cm" svg:x2="7.9cm" svg:y2="10.65cm" draw:start-shape="id39" draw:start-glue-point="1" draw:end-shape="id38" draw:end-glue-point="3" svg:d="M7300 10650h600" svg:viewBox="0 0 601 1">
          <text:p/>
        </draw:connector>
        <draw:connector draw:style-name="gr10" draw:text-style-name="P1" draw:layer="layout" draw:type="line" svg:x1="8.9cm" svg:y1="11.15cm" svg:x2="8.9cm" svg:y2="12cm" draw:start-shape="id38" draw:start-glue-point="2" draw:end-shape="id40" draw:end-glue-point="0" svg:d="M8900 11150v850" svg:viewBox="0 0 1 851">
          <text:p/>
        </draw:connector>
        <draw:connector draw:style-name="gr10" draw:text-style-name="P1" draw:layer="layout" draw:type="line" svg:x1="7.4cm" svg:y1="12.5cm" svg:x2="8.05cm" svg:y2="12.5cm" draw:start-shape="id41" draw:start-glue-point="1" draw:end-shape="id40" draw:end-glue-point="3" svg:d="M7400 12500h650" svg:viewBox="0 0 651 1">
          <text:p/>
        </draw:connector>
        <draw:connector draw:style-name="gr10" draw:text-style-name="P1" draw:layer="layout" draw:type="line" svg:x1="5cm" svg:y1="11.5cm" svg:x2="5.6cm" svg:y2="12.5cm" draw:start-shape="id42" draw:start-glue-point="1" draw:end-shape="id41" draw:end-glue-point="3" svg:d="M5000 11500l600 1000" svg:viewBox="0 0 601 1001">
          <text:p/>
        </draw:connector>
        <draw:connector draw:style-name="gr39" draw:text-style-name="P1" draw:layer="layout" draw:type="line" svg:x1="5.6cm" svg:y1="10.65cm" svg:x2="5cm" svg:y2="11.5cm" draw:start-shape="id39" draw:start-glue-point="3" draw:end-shape="id42" draw:end-glue-point="1" svg:d="M5600 10650l-600 850" svg:viewBox="0 0 601 851">
          <text:p/>
        </draw:connector>
        <draw:frame draw:style-name="gr11" draw:text-style-name="P46" draw:layer="layout" svg:width="7.75cm" svg:height="0.645cm" svg:x="2.5cm" svg:y="13.656cm">
          <draw:text-box>
            <text:p text:style-name="P45"><text:span text:style-name="T21">Photope</text:span><text:span text:style-name="T21">riod</text:span></text:p>
          </draw:text-box>
        </draw:frame>
        <draw:custom-shape draw:style-name="gr19" draw:text-style-name="P22" xml:id="id38" draw:id="id38" draw:layer="layout" svg:width="2cm" svg:height="1cm" svg:x="7.9cm" svg:y="10.15cm">
          <text:p text:style-name="P15"><text:span text:style-name="T7">Same n. of C/F treat.?</text:span></text:p>
          <draw:enhanced-geometry svg:viewBox="0 0 21600 21600" draw:type="rectangle" draw:enhanced-path="M 0 0 L 21600 0 21600 21600 0 21600 0 0 Z N"/>
        </draw:custom-shape>
        <draw:custom-shape draw:style-name="gr40" draw:text-style-name="P47" xml:id="id40" draw:id="id40" draw:layer="layout" svg:width="1.7cm" svg:height="1cm" svg:x="8.05cm" svg:y="12cm">
          <text:p text:style-name="P23"><text:span text:style-name="T13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7" xml:id="id41" draw:id="id41" draw:layer="layout" svg:width="1.8cm" svg:height="1cm" svg:x="5.6cm" svg:y="12cm">
          <text:p text:style-name="P23"><text:span text:style-name="T13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8" xml:id="id39" draw:id="id39" draw:layer="layout" svg:width="1.7cm" svg:height="1cm" svg:x="5.6cm" svg:y="10.15cm">
          <text:p text:style-name="P41"><text:span text:style-name="T20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9" xml:id="id42" draw:id="id42" draw:layer="layout" svg:width="2cm" svg:height="1cm" svg:x="3cm" svg:y="11cm">
          <text:p text:style-name="P23"><text:span text:style-name="T13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1" draw:layer="layout" svg:x1="3cm" svg:y1="11.5cm" svg:x2="1cm" svg:y2="8.8cm" draw:start-shape="id42" draw:start-glue-point="3" draw:end-shape="id43" draw:end-glue-point="8" svg:d="M3000 11500h-2000v-2700" svg:viewBox="0 0 2001 2701">
          <text:p/>
        </draw:connector>
        <draw:custom-shape draw:style-name="gr6" draw:text-style-name="P7" xml:id="id43" draw:id="id43" draw:layer="layout" svg:width="0.6cm" svg:height="0.6cm" svg:x="0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4" draw:layer="layout" svg:width="1cm" svg:height="0.5cm" svg:x="0.5cm" svg:y="7.8cm">
          <draw:text-box>
            <text:p text:style-name="P8"><text:span text:style-name="T9">499</text:span></text:p>
          </draw:text-box>
        </draw:frame>
        <draw:connector draw:style-name="gr1" draw:text-style-name="P1" draw:layer="layout" draw:type="line" svg:x1="1.3cm" svg:y1="8.5cm" svg:x2="1.66cm" svg:y2="8.5cm" draw:start-shape="id43" draw:start-glue-point="10" draw:end-shape="id44" draw:end-glue-point="3" svg:d="M1300 8500h360" svg:viewBox="0 0 361 1">
          <text:p/>
        </draw:connector>
        <draw:connector draw:style-name="gr10" draw:text-style-name="P1" draw:layer="layout" draw:type="line" svg:x1="2.66cm" svg:y1="8cm" svg:x2="3.244cm" svg:y2="7.356cm" draw:end-shape="id45" draw:end-glue-point="7" svg:d="M2660 8000l584-644" svg:viewBox="0 0 585 645">
          <text:p/>
        </draw:connector>
        <draw:frame draw:style-name="gr44" draw:text-style-name="P51" draw:layer="layout" svg:width="2cm" svg:height="0.727cm" svg:x="2.35cm" svg:y="6.45cm">
          <draw:text-box>
            <text:p text:style-name="P50"><text:span text:style-name="T22">Discard </text:span></text:p>
            <text:p text:style-name="P50"><text:span text:style-name="T22">concerned rows</text:span></text:p>
          </draw:text-box>
        </draw:frame>
        <draw:g draw:style-name="gr45">
          <draw:custom-shape draw:style-name="gr46" draw:text-style-name="P52" xml:id="id45" draw:id="id45" draw:layer="layout" svg:width="0.3cm" svg:height="0.3cm" svg:x="3.2cm" svg:y="7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3.244cm" svg:y1="7.144cm" svg:x2="3.456cm" svg:y2="7.356cm" draw:start-shape="id45" draw:start-glue-point="5" draw:end-shape="id45" draw:end-glue-point="9" svg:d="M3244 7144l212 212" svg:viewBox="0 0 213 213">
            <text:p/>
          </draw:connector>
          <draw:connector draw:style-name="gr47" draw:text-style-name="P52" draw:layer="layout" draw:type="line" svg:x1="3.244cm" svg:y1="7.356cm" svg:x2="3.456cm" svg:y2="7.144cm" draw:start-shape="id45" draw:start-glue-point="7" draw:end-shape="id45" draw:end-glue-point="11" svg:d="M3244 7356l212-212" svg:viewBox="0 0 213 213">
            <text:p/>
          </draw:connector>
        </draw:g>
        <draw:frame draw:style-name="gr48" draw:text-style-name="P54" draw:layer="layout" svg:width="2.5cm" svg:height="0.848cm" svg:x="0cm" svg:y="0cm">
          <draw:text-box>
            <text:p text:style-name="P53"><text:span text:style-name="T23">dec</text:span><text:span text:style-name="T23">isio</text:span><text:span text:style-name="T23">nR</text:span><text:span text:style-name="T23">ule</text:span><text:span text:style-name="T23">s.R</text:span></text:p>
            <text:p text:style-name="P53"><text:span text:style-name="T23">V. </text:span><text:span text:style-name="T23">Va</text:span><text:span text:style-name="T23">n </text:span><text:span text:style-name="T23">der </text:span><text:span text:style-name="T23">Me</text:span><text:span text:style-name="T23">ers</text:span><text:span text:style-name="T23">ch</text:span></text:p>
            <text:p text:style-name="P53"><text:span text:style-name="T23">Las</text:span><text:span text:style-name="T23">t </text:span><text:span text:style-name="T23">mo</text:span><text:span text:style-name="T23">d.: </text:span><text:span text:style-name="T23">21 </text:span><text:span text:style-name="T23">Fe</text:span><text:span text:style-name="T23">b. </text:span><text:span text:style-name="T23">202</text:span><text:span text:style-name="T23">5</text:span></text:p>
          </draw:text-box>
        </draw:frame>
        <draw:connector draw:style-name="gr1" draw:text-style-name="P1" draw:layer="layout" draw:type="line" svg:x1="3.66cm" svg:y1="8.5cm" svg:x2="4cm" svg:y2="8.51cm" draw:start-shape="id44" draw:start-glue-point="1" draw:end-shape="id46" draw:end-glue-point="6" svg:d="M3660 8500l340 10" svg:viewBox="0 0 341 11">
          <text:p/>
        </draw:connector>
        <draw:frame draw:style-name="gr38" draw:text-style-name="P44" draw:layer="layout" svg:width="1cm" svg:height="0.5cm" svg:x="3.8cm" svg:y="7.81cm">
          <draw:text-box>
            <text:p text:style-name="P8"><text:span text:style-name="T9">4</text:span><text:span text:style-name="T9">3</text:span><text:span text:style-name="T9">1</text:span></text:p>
          </draw:text-box>
        </draw:frame>
        <draw:custom-shape draw:style-name="gr31" draw:text-style-name="P34" xml:id="id44" draw:id="id44" draw:layer="layout" svg:width="2cm" svg:height="1cm" svg:x="1.66cm" svg:y="8cm">
          <text:p text:style-name="P27"><text:span text:style-name="T14">No germ. duration?</text:span></text:p>
          <draw:enhanced-geometry svg:viewBox="0 0 21600 21600" draw:type="rectangle" draw:enhanced-path="M 0 0 L 21600 0 21600 21600 0 21600 0 0 Z N"/>
        </draw:custom-shape>
        <draw:frame draw:style-name="gr49" draw:text-style-name="P56" draw:layer="layout" svg:width="2.1cm" svg:height="0.798cm" svg:x="16.25cm" svg:y="7.75cm">
          <draw:text-box>
            <text:p text:style-name="P55"><text:span text:style-name="T24">&gt; </text:span><text:span text:style-name="T24">Note: </text:span><text:span text:style-name="T24">need </text:span><text:span text:style-name="T24">to do </text:span><text:span text:style-name="T24">somet</text:span><text:span text:style-name="T24">hing </text:span><text:span text:style-name="T24">about </text:span><text:span text:style-name="T24">potenti</text:span><text:span text:style-name="T24">al </text:span><text:span text:style-name="T24">duplic</text:span><text:span text:style-name="T24">ates!</text:span></text:p>
          </draw:text-box>
        </draw:frame>
        <draw:connector draw:style-name="gr1" draw:text-style-name="P1" draw:layer="layout" draw:type="line" svg:x1="6.956cm" svg:y1="8.505cm" svg:x2="7.401cm" svg:y2="8.511cm" draw:start-shape="id47" draw:start-glue-point="1" draw:end-shape="id3" draw:end-glue-point="6" svg:d="M6956 8505l445 6" svg:viewBox="0 0 446 7">
          <text:p/>
        </draw:connector>
        <draw:connector draw:style-name="gr1" draw:text-style-name="P1" draw:layer="layout" draw:type="line" svg:x1="4.6cm" svg:y1="8.51cm" svg:x2="4.956cm" svg:y2="8.505cm" draw:start-shape="id46" draw:start-glue-point="10" draw:end-shape="id47" draw:end-glue-point="3" svg:d="M4600 8510l356-5" svg:viewBox="0 0 357 6">
          <text:p/>
        </draw:connector>
        <draw:custom-shape draw:style-name="gr6" draw:text-style-name="P7" xml:id="id46" draw:id="id46" draw:layer="layout" svg:width="0.6cm" svg:height="0.6cm" svg:x="4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xml:id="id47" draw:id="id47" draw:layer="layout" svg:width="2cm" svg:height="1cm" svg:x="4.956cm" svg:y="8.005cm">
          <text:p text:style-name="P27"><text:span text:style-name="T14">N</text:span><text:span text:style-name="T14">o</text:span><text:span text:style-name="T14"> </text:span><text:span text:style-name="T14">d</text:span><text:span text:style-name="T14">o</text:span><text:span text:style-name="T14">r</text:span><text:span text:style-name="T14">m</text:span><text:span text:style-name="T14">a</text:span><text:span text:style-name="T14">n</text:span><text:span text:style-name="T14">c</text:span><text:span text:style-name="T14">y</text:span><text:span text:style-name="T14"> </text:span><text:span text:style-name="T14">t</text:span><text:span text:style-name="T14">e</text:span><text:span text:style-name="T14">m</text:span><text:span text:style-name="T14">p</text:span><text:span text:style-name="T14">.</text:span><text:span text:style-name="T14">/</text:span><text:span text:style-name="T14">d</text:span><text:span text:style-name="T14">u</text:span><text:span text:style-name="T14">r</text:span><text:span text:style-name="T14">.</text:span><text:span text:style-name="T14">?</text:span></text:p>
          <draw:enhanced-geometry svg:viewBox="0 0 21600 21600" draw:type="rectangle" draw:enhanced-path="M 0 0 L 21600 0 21600 21600 0 21600 0 0 Z N"/>
        </draw:custom-shape>
        <draw:frame draw:style-name="gr38" draw:text-style-name="P44" draw:layer="layout" svg:width="1cm" svg:height="0.5cm" svg:x="7.2cm" svg:y="7.81cm">
          <draw:text-box>
            <text:p text:style-name="P8"><text:span text:style-name="T9">246</text:span></text:p>
          </draw:text-box>
        </draw:frame>
        <draw:frame draw:style-name="gr38" draw:text-style-name="P44" draw:layer="layout" svg:width="1cm" svg:height="0.5cm" svg:x="10.4cm" svg:y="7.82cm">
          <draw:text-box>
            <text:p text:style-name="P8"><text:span text:style-name="T9">215</text:span></text:p>
          </draw:text-box>
        </draw:frame>
        <draw:connector draw:style-name="gr1" draw:text-style-name="P1" draw:layer="layout" draw:type="line" svg:x1="10.194cm" svg:y1="8.515cm" svg:x2="10.601cm" svg:y2="8.51cm" draw:end-shape="id1" draw:end-glue-point="6" svg:d="M10194 8515l407-5" svg:viewBox="0 0 408 6">
          <text:p/>
        </draw:connector>
        <draw:custom-shape draw:style-name="gr50" draw:text-style-name="P58" xml:id="id4" draw:id="id4" draw:layer="layout" svg:width="1.794cm" svg:height="1.03cm" svg:x="8.4cm" svg:y="8cm">
          <text:p text:style-name="P57"><text:span text:style-name="T9"/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0.6cm" svg:height="0.6cm" svg:x="10.601cm" svg:y="8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9" draw:layer="layout" svg:width="2cm" svg:height="0.965cm" svg:x="8.3cm" svg:y="8.025cm">
          <draw:text-box>
            <text:p text:style-name="P6"><text:span text:style-name="T1">Can compute germTempGen?</text:span></text:p>
          </draw:text-box>
        </draw:frame>
        <draw:custom-shape draw:style-name="gr6" draw:text-style-name="P7" xml:id="id3" draw:id="id3" draw:layer="layout" svg:width="0.6cm" svg:height="0.6cm" svg:x="7.401cm" svg:y="8.21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4" draw:layer="layout" svg:width="1cm" svg:height="0.5cm" svg:x="13.8cm" svg:y="7.81cm">
          <draw:text-box>
            <text:p text:style-name="P8"><text:span text:style-name="T9">14</text:span><text:span text:style-name="T9">5</text:span></text:p>
          </draw:text-box>
        </draw:frame>
        <draw:connector draw:style-name="gr1" draw:text-style-name="P1" draw:layer="layout" draw:type="line" svg:x1="13.494cm" svg:y1="8.505cm" svg:x2="14.001cm" svg:y2="8.511cm" draw:start-shape="id2" draw:end-shape="id48" draw:end-glue-point="6" svg:d="M13494 8505l507 6" svg:viewBox="0 0 508 7">
          <text:p/>
        </draw:connector>
        <draw:custom-shape draw:style-name="gr50" draw:text-style-name="P58" xml:id="id2" draw:id="id2" draw:layer="layout" svg:width="1.794cm" svg:height="1.03cm" svg:x="11.7cm" svg:y="7.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48" draw:id="id48" draw:layer="layout" svg:width="0.6cm" svg:height="0.6cm" svg:x="14.001cm" svg:y="8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61" draw:layer="layout" svg:width="2cm" svg:height="0.91cm" svg:x="11.6cm" svg:y="8.115cm">
          <draw:text-box>
            <text:p text:style-name="P60"><text:span text:style-name="T25">In </text:span><text:span text:style-name="T25">p</text:span><text:span text:style-name="T25">h</text:span><text:span text:style-name="T25">yl</text:span><text:span text:style-name="T25">o.</text:span></text:p>
            <text:p text:style-name="P60"><text:span text:style-name="T25">tr</text:span><text:span text:style-name="T25">e</text:span><text:span text:style-name="T25">e</text:span><text:span text:style-name="T25">?</text:span></text:p>
          </draw:text-box>
        </draw:frame>
        <draw:frame draw:style-name="gr38" draw:text-style-name="P44" draw:layer="layout" svg:width="1.75cm" svg:height="0.25cm" svg:x="14.45cm" svg:y="8.24cm">
          <draw:text-box>
            <text:p text:style-name="P8"><text:span text:style-name="T9">125 species</text:span></text:p>
          </draw:text-box>
        </draw:frame>
        <draw:frame draw:style-name="gr38" draw:text-style-name="P44" draw:layer="layout" svg:width="1.75cm" svg:height="0.25cm" svg:x="14.45cm" svg:y="8.54cm">
          <draw:text-box>
            <text:p text:style-name="P8"><text:span text:style-name="T9">78 datasets</text:span></text:p>
          </draw:text-box>
        </draw:frame>
        <draw:connector draw:style-name="gr10" draw:text-style-name="P1" draw:layer="layout" draw:type="line" svg:x1="3.51cm" svg:y1="2.1cm" svg:x2="4.194cm" svg:y2="1.356cm" draw:end-shape="id49" draw:end-glue-point="7" svg:d="M3510 2100l684-744" svg:viewBox="0 0 685 745">
          <text:p/>
        </draw:connector>
        <draw:frame draw:style-name="gr44" draw:text-style-name="P51" draw:layer="layout" svg:width="2cm" svg:height="0.727cm" svg:x="3.3cm" svg:y="0.45cm">
          <draw:text-box>
            <text:p text:style-name="P50"><text:span text:style-name="T22">Discard </text:span></text:p>
            <text:p text:style-name="P50"><text:span text:style-name="T22">dataset</text:span></text:p>
          </draw:text-box>
        </draw:frame>
        <draw:g draw:style-name="gr45">
          <draw:custom-shape draw:style-name="gr46" draw:text-style-name="P52" xml:id="id49" draw:id="id49" draw:layer="layout" svg:width="0.3cm" svg:height="0.3cm" svg:x="4.15cm" svg:y="1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4.194cm" svg:y1="1.144cm" svg:x2="4.406cm" svg:y2="1.356cm" draw:start-shape="id49" draw:start-glue-point="5" draw:end-shape="id49" draw:end-glue-point="9" svg:d="M4194 1144l212 212" svg:viewBox="0 0 213 213">
            <text:p/>
          </draw:connector>
          <draw:connector draw:style-name="gr47" draw:text-style-name="P52" draw:layer="layout" draw:type="line" svg:x1="4.194cm" svg:y1="1.356cm" svg:x2="4.406cm" svg:y2="1.144cm" draw:start-shape="id49" draw:start-glue-point="7" draw:end-shape="id49" draw:end-glue-point="11" svg:d="M4194 1356l212-212" svg:viewBox="0 0 213 213">
            <text:p/>
          </draw:connector>
        </draw:g>
        <draw:connector draw:style-name="gr10" draw:text-style-name="P1" draw:layer="layout" draw:type="line" svg:x1="6.5cm" svg:y1="2.101cm" svg:x2="7.194cm" svg:y2="1.406cm" draw:start-shape="id7" draw:start-glue-point="1" draw:end-shape="id50" draw:end-glue-point="7" svg:d="M6500 2101l694-695" svg:viewBox="0 0 695 696">
          <text:p/>
        </draw:connector>
        <draw:frame draw:style-name="gr44" draw:text-style-name="P51" draw:layer="layout" svg:width="2cm" svg:height="0.727cm" svg:x="6.3cm" svg:y="0.5cm">
          <draw:text-box>
            <text:p text:style-name="P50"><text:span text:style-name="T22">Di</text:span><text:span text:style-name="T22">sc</text:span><text:span text:style-name="T22">ar</text:span><text:span text:style-name="T22">d </text:span></text:p>
            <text:p text:style-name="P50"><text:span text:style-name="T22">co</text:span><text:span text:style-name="T22">nc</text:span><text:span text:style-name="T22">er</text:span><text:span text:style-name="T22">ne</text:span><text:span text:style-name="T22">d </text:span><text:span text:style-name="T22">ro</text:span><text:span text:style-name="T22">ws</text:span></text:p>
          </draw:text-box>
        </draw:frame>
        <draw:g draw:style-name="gr45">
          <draw:custom-shape draw:style-name="gr46" draw:text-style-name="P52" xml:id="id50" draw:id="id50" draw:layer="layout" svg:width="0.3cm" svg:height="0.3cm" svg:x="7.15cm" svg:y="1.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7.194cm" svg:y1="1.194cm" svg:x2="7.406cm" svg:y2="1.406cm" draw:start-shape="id50" draw:start-glue-point="5" draw:end-shape="id50" draw:end-glue-point="9" svg:d="M7194 1194l212 212" svg:viewBox="0 0 213 213">
            <text:p/>
          </draw:connector>
          <draw:connector draw:style-name="gr47" draw:text-style-name="P52" draw:layer="layout" draw:type="line" svg:x1="7.194cm" svg:y1="1.406cm" svg:x2="7.406cm" svg:y2="1.194cm" draw:start-shape="id50" draw:start-glue-point="7" draw:end-shape="id50" draw:end-glue-point="11" svg:d="M7194 1406l212-212" svg:viewBox="0 0 213 213">
            <text:p/>
          </draw:connector>
        </draw:g>
        <draw:connector draw:style-name="gr10" draw:text-style-name="P1" draw:layer="layout" draw:type="line" svg:x1="8.3cm" svg:y1="2.601cm" svg:x2="9.044cm" svg:y2="1.856cm" draw:start-shape="id18" draw:start-glue-point="0" draw:end-shape="id51" draw:end-glue-point="7" svg:d="M8300 2601l744-745" svg:viewBox="0 0 745 746">
          <text:p/>
        </draw:connector>
        <draw:frame draw:style-name="gr44" draw:text-style-name="P51" draw:layer="layout" svg:width="2cm" svg:height="0.727cm" svg:x="8.15cm" svg:y="0.95cm">
          <draw:text-box>
            <text:p text:style-name="P50"><text:span text:style-name="T22">Discard </text:span></text:p>
            <text:p text:style-name="P50"><text:span text:style-name="T22">concerned rows</text:span></text:p>
          </draw:text-box>
        </draw:frame>
        <draw:g draw:style-name="gr45">
          <draw:custom-shape draw:style-name="gr46" draw:text-style-name="P52" xml:id="id51" draw:id="id51" draw:layer="layout" svg:width="0.3cm" svg:height="0.3cm" svg:x="9cm" svg:y="1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9.044cm" svg:y1="1.644cm" svg:x2="9.256cm" svg:y2="1.856cm" draw:start-shape="id51" draw:start-glue-point="5" draw:end-shape="id51" draw:end-glue-point="9" svg:d="M9044 1644l212 212" svg:viewBox="0 0 213 213">
            <text:p/>
          </draw:connector>
          <draw:connector draw:style-name="gr47" draw:text-style-name="P52" draw:layer="layout" draw:type="line" svg:x1="9.044cm" svg:y1="1.856cm" svg:x2="9.256cm" svg:y2="1.644cm" draw:start-shape="id51" draw:start-glue-point="7" draw:end-shape="id51" draw:end-glue-point="11" svg:d="M9044 1856l212-212" svg:viewBox="0 0 213 213">
            <text:p/>
          </draw:connector>
        </draw:g>
        <draw:connector draw:style-name="gr10" draw:text-style-name="P1" draw:layer="layout" draw:type="line" svg:x1="10.81cm" svg:y1="2.593cm" svg:x2="11.494cm" svg:y2="1.856cm" draw:start-shape="id27" draw:start-glue-point="0" draw:end-shape="id52" draw:end-glue-point="7" svg:d="M10810 2593l684-737" svg:viewBox="0 0 685 738">
          <text:p/>
        </draw:connector>
        <draw:frame draw:style-name="gr44" draw:text-style-name="P51" draw:layer="layout" svg:width="2cm" svg:height="0.727cm" svg:x="10.6cm" svg:y="0.95cm">
          <draw:text-box>
            <text:p text:style-name="P50"><text:span text:style-name="T22">Disca</text:span><text:span text:style-name="T22">rd </text:span></text:p>
            <text:p text:style-name="P50"><text:span text:style-name="T22">conce</text:span><text:span text:style-name="T22">rned </text:span><text:span text:style-name="T22">rows</text:span></text:p>
          </draw:text-box>
        </draw:frame>
        <draw:g draw:style-name="gr45">
          <draw:custom-shape draw:style-name="gr46" draw:text-style-name="P52" xml:id="id52" draw:id="id52" draw:layer="layout" svg:width="0.3cm" svg:height="0.3cm" svg:x="11.45cm" svg:y="1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11.494cm" svg:y1="1.644cm" svg:x2="11.706cm" svg:y2="1.856cm" draw:start-shape="id52" draw:start-glue-point="5" draw:end-shape="id52" draw:end-glue-point="9" svg:d="M11494 1644l212 212" svg:viewBox="0 0 213 213">
            <text:p/>
          </draw:connector>
          <draw:connector draw:style-name="gr47" draw:text-style-name="P52" draw:layer="layout" draw:type="line" svg:x1="11.494cm" svg:y1="1.856cm" svg:x2="11.706cm" svg:y2="1.644cm" draw:start-shape="id52" draw:start-glue-point="7" draw:end-shape="id52" draw:end-glue-point="11" svg:d="M11494 1856l212-212" svg:viewBox="0 0 213 213">
            <text:p/>
          </draw:connector>
        </draw:g>
        <draw:connector draw:style-name="gr10" draw:text-style-name="P1" draw:layer="layout" draw:type="line" svg:x1="5.96cm" svg:y1="8.009cm" svg:x2="6.544cm" svg:y2="7.365cm" draw:end-shape="id53" draw:end-glue-point="7" svg:d="M5960 8009l584-644" svg:viewBox="0 0 585 645">
          <text:p/>
        </draw:connector>
        <draw:frame draw:style-name="gr44" draw:text-style-name="P51" draw:layer="layout" svg:width="2cm" svg:height="0.727cm" svg:x="5.65cm" svg:y="6.459cm">
          <draw:text-box>
            <text:p text:style-name="P50"><text:span text:style-name="T22">Dis</text:span><text:span text:style-name="T22">car</text:span><text:span text:style-name="T22">d </text:span></text:p>
            <text:p text:style-name="P50"><text:span text:style-name="T22">co</text:span><text:span text:style-name="T22">nc</text:span><text:span text:style-name="T22">ern</text:span><text:span text:style-name="T22">ed </text:span><text:span text:style-name="T22">ro</text:span><text:span text:style-name="T22">ws</text:span></text:p>
          </draw:text-box>
        </draw:frame>
        <draw:g draw:style-name="gr45">
          <draw:custom-shape draw:style-name="gr46" draw:text-style-name="P52" xml:id="id53" draw:id="id53" draw:layer="layout" svg:width="0.3cm" svg:height="0.3cm" svg:x="6.5cm" svg:y="7.1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6.544cm" svg:y1="7.153cm" svg:x2="6.756cm" svg:y2="7.365cm" draw:start-shape="id53" draw:start-glue-point="5" draw:end-shape="id53" draw:end-glue-point="9" svg:d="M6544 7153l212 212" svg:viewBox="0 0 213 213">
            <text:p/>
          </draw:connector>
          <draw:connector draw:style-name="gr47" draw:text-style-name="P52" draw:layer="layout" draw:type="line" svg:x1="6.544cm" svg:y1="7.365cm" svg:x2="6.756cm" svg:y2="7.153cm" draw:start-shape="id53" draw:start-glue-point="7" draw:end-shape="id53" draw:end-glue-point="11" svg:d="M6544 7365l212-212" svg:viewBox="0 0 213 213">
            <text:p/>
          </draw:connector>
        </draw:g>
        <draw:connector draw:style-name="gr10" draw:text-style-name="P1" draw:layer="layout" draw:type="line" svg:x1="9.26cm" svg:y1="8.009cm" svg:x2="9.844cm" svg:y2="7.365cm" draw:end-shape="id54" draw:end-glue-point="7" svg:d="M9260 8009l584-644" svg:viewBox="0 0 585 645">
          <text:p/>
        </draw:connector>
        <draw:frame draw:style-name="gr44" draw:text-style-name="P51" draw:layer="layout" svg:width="2cm" svg:height="0.727cm" svg:x="8.95cm" svg:y="6.459cm">
          <draw:text-box>
            <text:p text:style-name="P50"><text:span text:style-name="T22">Discard </text:span></text:p>
            <text:p text:style-name="P50"><text:span text:style-name="T22">concerned rows</text:span></text:p>
          </draw:text-box>
        </draw:frame>
        <draw:g draw:style-name="gr45">
          <draw:custom-shape draw:style-name="gr46" draw:text-style-name="P52" xml:id="id54" draw:id="id54" draw:layer="layout" svg:width="0.3cm" svg:height="0.3cm" svg:x="9.8cm" svg:y="7.1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9.844cm" svg:y1="7.153cm" svg:x2="10.056cm" svg:y2="7.365cm" draw:start-shape="id54" draw:start-glue-point="5" draw:end-shape="id54" draw:end-glue-point="9" svg:d="M9844 7153l212 212" svg:viewBox="0 0 213 213">
            <text:p/>
          </draw:connector>
          <draw:connector draw:style-name="gr47" draw:text-style-name="P52" draw:layer="layout" draw:type="line" svg:x1="9.844cm" svg:y1="7.365cm" svg:x2="10.056cm" svg:y2="7.153cm" draw:start-shape="id54" draw:start-glue-point="7" draw:end-shape="id54" draw:end-glue-point="11" svg:d="M9844 7365l212-212" svg:viewBox="0 0 213 213">
            <text:p/>
          </draw:connector>
        </draw:g>
        <draw:connector draw:style-name="gr10" draw:text-style-name="P1" draw:layer="layout" draw:type="line" svg:x1="12.56cm" svg:y1="8.009cm" svg:x2="13.144cm" svg:y2="7.365cm" draw:end-shape="id55" draw:end-glue-point="7" svg:d="M12560 8009l584-644" svg:viewBox="0 0 585 645">
          <text:p/>
        </draw:connector>
        <draw:frame draw:style-name="gr44" draw:text-style-name="P51" draw:layer="layout" svg:width="2cm" svg:height="0.727cm" svg:x="12.25cm" svg:y="6.459cm">
          <draw:text-box>
            <text:p text:style-name="P50"><text:span text:style-name="T22">Discard </text:span></text:p>
            <text:p text:style-name="P50"><text:span text:style-name="T22">concerned rows</text:span></text:p>
          </draw:text-box>
        </draw:frame>
        <draw:g draw:style-name="gr45">
          <draw:custom-shape draw:style-name="gr46" draw:text-style-name="P52" xml:id="id55" draw:id="id55" draw:layer="layout" svg:width="0.3cm" svg:height="0.3cm" svg:x="13.1cm" svg:y="7.1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7" draw:text-style-name="P52" draw:layer="layout" draw:type="line" svg:x1="13.144cm" svg:y1="7.153cm" svg:x2="13.356cm" svg:y2="7.365cm" draw:start-shape="id55" draw:start-glue-point="5" draw:end-shape="id55" draw:end-glue-point="9" svg:d="M13144 7153l212 212" svg:viewBox="0 0 213 213">
            <text:p/>
          </draw:connector>
          <draw:connector draw:style-name="gr47" draw:text-style-name="P52" draw:layer="layout" draw:type="line" svg:x1="13.144cm" svg:y1="7.365cm" svg:x2="13.356cm" svg:y2="7.153cm" draw:start-shape="id55" draw:start-glue-point="7" draw:end-shape="id55" draw:end-glue-point="11" svg:d="M13144 7365l212-212" svg:viewBox="0 0 213 213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20" svg:d="M0 20l10-20 10 20z"/>
    <draw:marker draw:name="Arrowheads_20_4" draw:display-name="Arrowheads 4" svg:viewBox="0 7 20 13" svg:d="M0 20l10-13 10 1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41:46.529420145</meta:creation-date>
    <dc:date>2025-02-21T11:46:45.700047735</dc:date>
    <meta:editing-duration>P1DT5H53M37S</meta:editing-duration>
    <meta:editing-cycles>32</meta:editing-cycles>
    <meta:generator>LibreOffice/24.8.4.2$Linux_X86_64 LibreOffice_project/480$Build-2</meta:generator>
    <meta:print-date>2025-02-21T10:44:20.963349331</meta:print-date>
    <meta:printed-by>PDF files</meta:printed-by>
    <meta:document-statistic meta:object-count="177"/>
  </office:meta>
</office:document-meta>
</file>